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nus"/>
    </style:style>
    <style:style style:name="P3" style:family="paragraph" style:parent-style-name="Text_20_body">
      <style:paragraph-properties fo:margin-top="0cm" fo:margin-bottom="0cm"/>
      <style:text-properties style:font-name="Tinus" fo:font-size="16pt" fo:font-weight="bold"/>
    </style:style>
    <style:style style:name="T1" style:family="text">
      <style:text-properties style:text-position="sub 58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va-me</text:p>
      <text:p text:style-name="P1"/>
      <text:p text:style-name="P1"/>
      <text:section text:style-name="Sect1" text:name="Seção1">
        <text:p text:style-name="P2">D <text:tab/><text:tab/><text:tab/> <text:s text:c="8"/>Bm </text:p>
        <text:p text:style-name="P2">Longe de Ti não quero ficar</text:p>
        <text:p text:style-name="P2">D <text:tab/><text:tab/><text:tab/><text:tab/>G</text:p>
        <text:p text:style-name="P2">Longe do Teu amor não posso viver</text:p>
        <text:p text:style-name="P2">D <text:tab/><text:tab/><text:tab/> <text:s text:c="5"/>Bm</text:p>
        <text:p text:style-name="P2">Leva-me até aquele lugar</text:p>
        <text:p text:style-name="P2">G <text:tab/> <text:s text:c="5"/>D/F# <text:tab/> <text:s text:c="6"/>Em </text:p>
        <text:p text:style-name="P2">De intimidade e comunhão (1º volta ao inicio)</text:p>
        <text:p text:style-name="P1"/>
        <text:p text:style-name="P2">A <text:tab/><text:tab/>Bm</text:p>
        <text:p text:style-name="P2">Pelo Teu Espírito</text:p>
        <text:p text:style-name="P1"/>
        <text:p text:style-name="P2">(refrão)</text:p>
        <text:p text:style-name="P2"><text:tab/><text:tab/> <text:s/>G</text:p>
        <text:p text:style-name="P2">Leva-me, Senhor</text:p>
        <text:p text:style-name="P2"><text:s text:c="7"/>Em<text:tab/>Bm </text:p>
        <text:p text:style-name="P2">Aos Teus rios</text:p>
        <text:p text:style-name="P2"><text:s/><text:tab/><text:tab/><text:tab/>G</text:p>
        <text:p text:style-name="P2">Leva-me em Teus braços</text:p>
        <text:p text:style-name="P2"><text:tab/>Em <text:tab/> <text:s text:c="2"/>A <text:s/><text:tab/><text:tab/>D <text:tab/>A</text:p>
        <text:p text:style-name="P2">Ao lugar secreto da adoração</text:p>
        <text:p text:style-name="P1"/>
        <text:p text:style-name="P1"/>
        <text:p text:style-name="P2">D <text:tab/><text:tab/><text:tab/> <text:s text:c="2"/>Bm</text:p>
        <text:p text:style-name="P2">Teu coração desejo tocar</text:p>
        <text:p text:style-name="P2">D <text:tab/><text:tab/><text:tab/> <text:s text:c="4"/>G</text:p>
        <text:p text:style-name="P2">Ver Tua própria vida, me envolver</text:p>
        <text:p text:style-name="P2">D <text:tab/><text:tab/><text:tab/><text:tab/> <text:s text:c="2"/>Bm</text:p>
        <text:p text:style-name="P2">Em Tua presença me derramar</text:p>
        <text:p text:style-name="P2"/>
        <text:p text:style-name="P2">G <text:s text:c="12"/>D/F# <text:s text:c="13"/>Em</text:p>
        <text:p text:style-name="P2">E mergulhar na Tua unção</text:p>
        <text:p text:style-name="P1"/>
        <text:p text:style-name="P2"><text:s text:c="4"/>A <text:s/><text:tab/><text:tab/> <text:s text:c="6"/>Bm <text:tab/><text:tab/> <text:s text:c="4"/>G</text:p>
        <text:p text:style-name="P2">Quebra todo jugo----o no meu interior</text:p>
        <text:p text:style-name="P2"><text:tab/> <text:s/>Em </text:p>
        <text:p text:style-name="P2">Rompe as cadeias</text:p>
        <text:p text:style-name="P2">Bm <text:tab/><text:tab/> <text:s text:c="5"/>G</text:p>
        <text:p text:style-name="P2">Liberta-me, Senhor</text:p>
        <text:p text:style-name="P2"><text:tab/>Em <text:tab/><text:tab/>A <text:tab/> <text:s text:c="7"/>D</text:p>
        <text:p text:style-name="P2">Quero ir mais fundo no Teu amor</text:p>
        <text:p text:style-name="P1"/>
        <text:p text:style-name="P2">A <text:tab/><text:tab/> <text:s/>Bm</text:p>
        <text:p text:style-name="P2">Pelo Teu Espírito </text:p>
        <text:p text:style-name="P2"><text:tab/><text:tab/> <text:s text:c="2"/>G</text:p>
        <text:p text:style-name="P2">Leva-me, Senhor</text:p>
        <text:p text:style-name="P2"><text:tab/> <text:s text:c="3"/>Em <text:s text:c="2"/>Bm</text:p>
        <text:p text:style-name="P2">Aos Teus ri--------os</text:p>
        <text:p text:style-name="P2"><text:s/><text:tab/><text:tab/><text:tab/>G</text:p>
        <text:p text:style-name="P2">Leva-me em Teus braços</text:p>
        <text:p text:style-name="P2"><text:tab/>Em <text:tab/>A <text:tab/><text:tab/> D </text:p>
        <text:p text:style-name="P2">Ao lugar secreto da adoração</text:p>
        <text:p text:style-name="P1"><text:tab/>A<text:tab/> <text:s text:c="3"/>Bm</text:p>
        <text:p text:style-name="P2">Pelo Teu Espírito</text:p>
        <text:p text:style-name="P2">Quero ir mais fundo</text:p>
        <text:p text:style-name="P1"/>
        <text:p text:style-name="P2">Pelo Teu Espírito</text:p>
        <text:p text:style-name="P2">Quero ir mais fundo</text:p>
        <text:p text:style-name="P1"/>
        <text:p text:style-name="P2">Pelo Teu Espírito</text:p>
        <text:p text:style-name="P2">Quero ir mais fundo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6T15:12:40</meta:creation-date>
    <dc:date>2016-06-16T15:27:38</dc:date>
    <meta:editing-duration>PT15M1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53" meta:word-count="170" meta:character-count="950"/>
  </office:meta>
</office:document-meta>
</file>